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6.999cm" table:align="margins"/>
    </style:style>
    <style:style style:name="Tabella2.A" style:family="table-column">
      <style:table-column-properties style:column-width="2.833cm" style:rel-column-width="10922*"/>
    </style:style>
    <style:style style:name="Tabella2.F" style:family="table-column">
      <style:table-column-properties style:column-width="2.835cm" style:rel-column-width="10925*"/>
    </style:style>
    <style:style style:name="Tabella2.A1" style:family="table-cell">
      <style:table-cell-properties fo:padding="0.097cm" fo:border-left="0.002cm solid #000000" fo:border-right="none" fo:border-top="0.002cm solid #000000" fo:border-bottom="0.002cm solid #000000"/>
    </style:style>
    <style:style style:name="Tabella2.F1" style:family="table-cell">
      <style:table-cell-properties fo:padding="0.097cm" fo:border="0.002cm solid #000000"/>
    </style:style>
    <style:style style:name="Tabella2.A2" style:family="table-cell" style:data-style-name="N0">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F2"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text-properties style:font-name="Verdana"/>
    </style:style>
    <style:style style:name="P2" style:family="paragraph" style:parent-style-name="Standard">
      <style:paragraph-properties fo:text-align="center" style:justify-single-word="false"/>
      <style:text-properties style:font-name="Trebuchet MS"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Table_20_Contents">
      <style:paragraph-properties fo:text-align="start" style:justify-single-word="false"/>
      <style:text-properties style:font-name="Arial" fo:font-size="14pt" style:font-size-asian="14pt" style:font-size-complex="14pt"/>
    </style:style>
    <style:style style:name="P10" style:family="paragraph" style:parent-style-name="Standard" style:list-style-name="L2">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1" style:family="paragraph" style:parent-style-name="Standard" style:list-style-name="L3">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2" style:family="paragraph" style:parent-style-name="Standard" style:list-style-name="L3">
      <style:paragraph-properties fo:text-align="start" style:justify-single-word="false"/>
      <style:text-properties style:font-name="Arial" fo:font-size="14pt" fo:font-weight="normal" style:font-size-asian="14pt" style:font-weight-asian="normal" style:font-weight-complex="normal"/>
    </style:style>
    <style:style style:name="P13" style:family="paragraph" style:parent-style-name="Standard" style:list-style-name="L3">
      <style:paragraph-properties fo:text-align="start" style:justify-single-word="false"/>
      <style:text-properties style:font-name="Arial" fo:font-size="14pt" style:font-size-asian="14pt" style:font-size-complex="14pt"/>
    </style:style>
    <style:style style:name="P14" style:family="paragraph" style:parent-style-name="Standard" style:list-style-name="L4">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list-style-name="L5">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list-style-name="L5">
      <style:paragraph-properties fo:text-align="start" style:justify-single-word="false"/>
    </style:style>
    <style:style style:name="P17" style:family="paragraph" style:parent-style-name="Text_20_body" style:list-style-name="L1">
      <style:text-properties style:font-name="Verdana"/>
    </style:style>
    <style:style style:name="P18" style:family="paragraph" style:parent-style-name="Text_20_body" style:list-style-name="L1">
      <style:paragraph-properties fo:margin-top="0cm" fo:margin-bottom="0cm"/>
      <style:text-properties style:font-name="Verdana"/>
    </style:style>
    <style:style style:name="P19" style:family="paragraph" style:parent-style-name="Heading_20_1">
      <style:paragraph-properties fo:text-align="start" style:justify-single-word="false"/>
      <style:text-properties style:font-name="Verdana" fo:font-size="14pt" fo:font-weight="bold" style:font-size-asian="14pt" style:font-weight-asian="bold" style:font-size-complex="14pt" style:font-weight-complex="bold"/>
    </style:style>
    <style:style style:name="T1" style:family="text">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isi dei requisiti</text:p>
      <text:p text:style-name="P2"/>
      <text:h text:style-name="P19" text:outline-level="1" text:is-list-header="true">Progetto didattico</text:h>
      <text:p text:style-name="P1">Per l'anno accademico 2008/9 il progetto didattico riguarderà l'analisi e la risoluzione delle problematiche di progettazione di un simulatore concorrente e distribuito di una competizione sportiva assimilabile a quelle automobilistiche di Formula 1.</text:p>
      <text:p text:style-name="P1">Il sistema da simulare dovrà prevedere:</text:p>
      <text:list xml:id="list43365117" text:style-name="L1">
        <text:list-item>
          <text:p text:style-name="P18">un circuito, possibilmente selezionabile in fase di configurazione, dotato almeno della pista e della corsia di rifornimento, ciascuna della quali soggette a regole congruenti di accesso, condivisione, tempo di percorrenza, condizioni atmosferiche, ecc.</text:p>
        </text:list-item>
        <text:list-item>
          <text:p text:style-name="P18">un insieme configurabile di concorrenti, ciascuno con caratteristiche specifiche di prestazione, risorse, strategia di gara, ecc.</text:p>
        </text:list-item>
        <text:list-item>
          <text:p text:style-name="P18">un sistema di controllo capace di riportare costantemente, consistentemente e separatamente, lo stato della competizione, le migliori prestazioni (sul giro, per sezione di circuito) e anche la situazione di ciascun concorrente rispetto a specifici parametri tecnici </text:p>
        </text:list-item>
        <text:list-item>
          <text:p text:style-name="P17">una particolare competizione, con specifica configurabile della durata e controllo di terminazione dei concorrenti a fine gara.</text:p>
        </text:list-item>
      </text:list>
      <text:p text:style-name="P3"/>
      <text:p text:style-name="P3"/>
      <text:p text:style-name="P3">Componenti</text:p>
      <text:list xml:id="list43375998" text:style-name="L2">
        <text:list-item>
          <text:p text:style-name="P10">Circuito</text:p>
          <text:list>
            <text:list-item>
              <text:p text:style-name="P10">Pista</text:p>
              <text:list>
                <text:list-item>
                  <text:p text:style-name="P10">Tratti</text:p>
                </text:list-item>
              </text:list>
            </text:list-item>
            <text:list-item>
              <text:p text:style-name="P10">Corsia di rifornimento</text:p>
              <text:list>
                <text:list-item>
                  <text:p text:style-name="P10">Garage</text:p>
                </text:list-item>
              </text:list>
            </text:list-item>
            <text:list-item>
              <text:p text:style-name="P10">Linea di traguardo (contatore che decrementa per tener conto degli arrivi e dei passaggi)</text:p>
            </text:list-item>
          </text:list>
        </text:list-item>
      </text:list>
      <text:p text:style-name="P4"/>
      <text:list xml:id="list43396787" text:continue-numbering="true" text:style-name="L2">
        <text:list-item>
          <text:p text:style-name="P10">Concorrente</text:p>
          <text:list>
            <text:list-item>
              <text:p text:style-name="P10">Auto (caratteristiche tecniche -&gt; prestazioni..)</text:p>
            </text:list-item>
            <text:list-item>
              <text:p text:style-name="P10">Strategia</text:p>
            </text:list-item>
            <text:list-item>
              <text:p text:style-name="P10">Sistema di controllo e monitoraggio</text:p>
            </text:list-item>
          </text:list>
        </text:list-item>
        <text:list-item>
          <text:p text:style-name="P10">Sistema di monitoraggio per lo stato di tutta la gara</text:p>
          <text:list>
            <text:list-item>
              <text:p text:style-name="P10">Interfaccia di controllo (terminale di monitoraggio)</text:p>
            </text:list-item>
            <text:list-item>
              <text:p text:style-name="P10">Elaborazione dati e statistiche della competizione</text:p>
            </text:list-item>
          </text:list>
        </text:list-item>
        <text:list-item>
          <text:p text:style-name="P10">Competizione</text:p>
          <text:list>
            <text:list-item>
              <text:p text:style-name="P10">Circuito (configurabile)</text:p>
            </text:list-item>
            <text:list-item>
              <text:p text:style-name="P10">Concorrenti</text:p>
            </text:list-item>
            <text:list-item>
              <text:p text:style-name="P10">Durata (configurabile)</text:p>
            </text:list-item>
            <text:list-item>
              <text:p text:style-name="P10">Tempo atmosferico (configurabile)</text:p>
            </text:list-item>
            <text:list-item>
              <text:p text:style-name="P10"><text:soft-page-break/>Controllo di terminazione (statico)</text:p>
            </text:list-item>
            <text:list-item>
              <text:p text:style-name="P10">Classifica</text:p>
            </text:list-item>
          </text:list>
        </text:list-item>
      </text:list>
      <text:p text:style-name="P4"/>
      <text:p text:style-name="P3">Problematiche</text:p>
      <text:list xml:id="list43360476" text:style-name="L3">
        <text:list-item>
          <text:p text:style-name="P11">Sincronia fra condizioni esterne indipendenti dai concorrenti e aggiornamento di stato (o strategia) dei concorrenti</text:p>
        </text:list-item>
        <text:list-item>
          <text:p text:style-name="P11">Coerenza temporale fra scorrere del tempo e stato della gara e dei concorrenti</text:p>
        </text:list-item>
        <text:list-item>
          <text:p text:style-name="P11">Come affrontare la strategia: carico di benzina, gomme, configurazione auto</text:p>
        </text:list-item>
        <text:list-item>
          <text:p text:style-name="P11">Come gestire il monitoraggio e le statistiche: centralizzare oppure distribuire tutto</text:p>
        </text:list-item>
        <text:list-item>
          <text:p text:style-name="P11">Concorrenti centralizzati nello stessa macchina della competizione. Altrimenti risulterebbe alquanto complesso mantenere coerenza temporale dello stato del sistema</text:p>
        </text:list-item>
        <text:list-item>
          <text:p text:style-name="P11">Bisogna prevedere dei checkpoint per la realizzazione di statistiche, ovvero una lista di momenti in cui è importante “fotografare” lo stato del sistema (della gara)</text:p>
          <text:list>
            <text:list-item>
              <text:p text:style-name="P11">Avvio</text:p>
            </text:list-item>
            <text:list-item>
              <text:p text:style-name="P11">Partenza</text:p>
            </text:list-item>
            <text:list-item>
              <text:p text:style-name="P11">Sorpasso</text:p>
            </text:list-item>
            <text:list-item>
              <text:p text:style-name="P11">Pit stop</text:p>
            </text:list-item>
            <text:list-item>
              <text:p text:style-name="P11">Fine tratto</text:p>
            </text:list-item>
            <text:list-item>
              <text:p text:style-name="P11">Arrivo (singoli concorrenti)</text:p>
            </text:list-item>
            <text:list-item>
              <text:p text:style-name="P13">Fine gara</text:p>
            </text:list-item>
          </text:list>
        </text:list-item>
        <text:list-item>
          <text:p text:style-name="P12">Bisogna distribuire il più possibile il sistema di gestione e produzione delle statistiche in modo da non concentrare tutto il lavoro su una singola entità. Per questo motivo si è ipotizzato un sistema di controllo per ogni componente (Concorrente, Competizione, Circuito)</text:p>
        </text:list-item>
        <text:list-item>
          <text:p text:style-name="P12">Quale entità deve gestire il numer di giri mancanti. Il singolo concorrente o esternamente nella Competizione?</text:p>
        </text:list-item>
        <text:list-item>
          <text:p text:style-name="P12">ADA permetterebbe un controllo più fine della terminazione di processi con clienti e serventi</text:p>
        </text:list-item>
        <text:list-item>
          <text:p text:style-name="P12">Esistono tecniche in ADA per rendere più operazioni come fossero atomiche (synchronized di java circa...)</text:p>
        </text:list-item>
        <text:list-item>
          <text:p text:style-name="P12">Distribuire corsia dei box?</text:p>
        </text:list-item>
        <text:list-item>
          <text:p text:style-name="P12">Accoppiamento forte oppure carico di lavoro più oneroso per singoli processi?</text:p>
        </text:list-item>
      </text:list>
      <text:p text:style-name="P4"/>
      <text:p text:style-name="P4"/>
      <text:p text:style-name="P3">Use Case</text:p>
      <text:p text:style-name="P3"/>
      <text:p text:style-name="P5">Competizione</text:p>
      <text:p text:style-name="P5"/>
      <text:p text:style-name="P6">Sommario</text:p>
      <text:p text:style-name="P8"><text:soft-page-break/>Lo use case rappresenta una competizione specifica. </text:p>
      <text:p text:style-name="P6">Attori</text:p>
      <text:p text:style-name="P6">Precondizioni</text:p>
      <text:p text:style-name="P6">Descrizione</text:p>
      <text:p text:style-name="P6">Postcondizioni</text:p>
      <text:p text:style-name="P6">Problematiche analizzate</text:p>
      <text:p text:style-name="P5"/>
      <text:p text:style-name="P5"/>
      <text:p text:style-name="P7">IDEE</text:p>
      <text:p text:style-name="P8">Per la gestione delle classifiche si può ipotizzare un sistema nella Competizione che salvi per ogni concorrente l'ultimo traguardo (passaggio da un tratto all'altro) raggiunto e il numero di volte che lo ha attraversato.</text:p>
      <text:p text:style-name="P8">Il percorso ottimale dipende esclusivamente dalla pista. I concorrenti cercano di acquisire la traiettoria ideale e se non ci riescono ripiegano sulle altre disponibili. I tempi di percorrenza dipenderanno quindi dalle caratteristiche dell'auto e dalla strategia valutate insieme alle caratteristiche del tratto (curvatura, traiettoria, lunghezza, condizioni asfalto...).</text:p>
      <text:p text:style-name="P8"/>
      <text:p text:style-name="P8">Attraversamento tratto:<text:line-break/>Per attraversare ogni tratto sono necessarie le seguenti attività:</text:p>
      <text:list xml:id="list43354866" text:style-name="L4">
        <text:list-item>
          <text:p text:style-name="P14">Ottenere tratto migliore</text:p>
        </text:list-item>
        <text:list-item>
          <text:p text:style-name="P14">In simultanea:</text:p>
          <text:list>
            <text:list-item>
              <text:p text:style-name="P14">analisi condizioni traeittoria</text:p>
            </text:list-item>
            <text:list-item>
              <text:p text:style-name="P14">analisi caratteristiche traiettoria</text:p>
            </text:list-item>
            <text:list-item>
              <text:p text:style-name="P14">analisi condizioni auto (es. Benzina)</text:p>
            </text:list-item>
            <text:list-item>
              <text:p text:style-name="P14">analisi caratteristiche auto (es. Cilindrata)</text:p>
            </text:list-item>
          </text:list>
        </text:list-item>
        <text:list-item>
          <text:p text:style-name="P14">Calcolo velocità media</text:p>
        </text:list-item>
        <text:list-item>
          <text:p text:style-name="P14">Attraversamento tratto n a velocità v.</text:p>
        </text:list-item>
      </text:list>
      <text:p text:style-name="P8"/>
      <text:p text:style-name="P8"/>
      <text:p text:style-name="P8"/>
      <text:p text:style-name="P8"/>
      <text:p text:style-name="P8">DOMANDE</text:p>
      <text:list xml:id="list43383342" text:style-name="L5">
        <text:list-item>
          <text:p text:style-name="P15">Nel momento in cui 3 thread acquisiscono risorsa ed eseguono procedure o funzioni con essa, l'ordine di acquisizione potrebbe non essere necessariamente l'ordine di rilascio. Questo implica che 3 auto che acquisiscono un tratto potrebbero rilasciarlo in ordine diverso. Va bene conferire questo genere di non determinismo o bisogna avere controllo totale su tutto?</text:p>
        </text:list-item>
        <text:list-item>
          <text:p text:style-name="P15">Traiettoria ottimale dipende da pista e non da concorrente, quindi il concorrente non deve avere conoscenza della pista. Ok?</text:p>
        </text:list-item>
        <text:list-item>
          <text:p text:style-name="P15">Quanta conoscenza deve avere il concorrente della pista?</text:p>
        </text:list-item>
        <text:list-item>
          <text:p text:style-name="P15">L'entità competizione ha senso che assuma la forma di un </text:p>
        </text:list-item>
        <text:list-item>
          <text:p text:style-name="P16"><text:span text:style-name="T1">Distribuire la gestione delle statistiche, tenerla fuori dal server dove avviene la corsa. Questo per distribuire l'onere di tutti i client che si </text:span><text:soft-page-break/><text:span text:style-name="T1">connettono per richiedere vari tipi di log.</text:span></text:p>
          <text:list>
            <text:list-item>
              <text:p text:style-name="P15">Usare come orario di riferimento degli eventi l'ora locale del server dove avviene la gara, e mostrare quello in output.</text:p>
            </text:list-item>
          </text:list>
        </text:list-item>
      </text:list>
      <text:p text:style-name="P8"/>
      <text:p text:style-name="P8"/>
      <text:p text:style-name="P8"/>
      <text:p text:style-name="P8">CLASSIFICA</text:p>
      <text:p text:style-name="P8"/>
      <table:table table:name="Tabella1" table:style-name="Tabella1">
        <table:table-column table:style-name="Tabella1.A" table:number-columns-repeated="3"/>
        <table:table-column table:style-name="Tabella1.D"/>
        <table:table-row>
          <table:table-cell table:style-name="Tabella1.A1" office:value-type="string">
            <text:p text:style-name="P9">TEMPO ARRIVO</text:p>
          </table:table-cell>
          <table:table-cell table:style-name="Tabella1.A1" office:value-type="string">
            <text:p text:style-name="P9">NUM TRATTO</text:p>
          </table:table-cell>
          <table:table-cell table:style-name="Tabella1.A1" office:value-type="string">
            <text:p text:style-name="P9">NOME CONCOR</text:p>
          </table:table-cell>
          <table:table-cell table:style-name="Tabella1.D1" office:value-type="string">
            <text:p text:style-name="P9">NUM GIRO</text:p>
          </table:table-cell>
        </table:table-row>
        <table:table-row>
          <table:table-cell table:style-name="Tabella1.A2" office:value-type="string">
            <text:p text:style-name="P9"/>
          </table:table-cell>
          <table:table-cell table:style-name="Tabella1.A2" office:value-type="string">
            <text:p text:style-name="P9"/>
          </table:table-cell>
          <table:table-cell table:style-name="Tabella1.A2" office:value-type="string">
            <text:p text:style-name="P9"/>
          </table:table-cell>
          <table:table-cell table:style-name="Tabella1.D2" office:value-type="string">
            <text:p text:style-name="P9"/>
          </table:table-cell>
        </table:table-row>
        <table:table-row>
          <table:table-cell table:style-name="Tabella1.A2" office:value-type="string">
            <text:p text:style-name="P9"/>
          </table:table-cell>
          <table:table-cell table:style-name="Tabella1.A2" office:value-type="string">
            <text:p text:style-name="P9"/>
          </table:table-cell>
          <table:table-cell table:style-name="Tabella1.A2" office:value-type="string">
            <text:p text:style-name="P9"/>
          </table:table-cell>
          <table:table-cell table:style-name="Tabella1.D2" office:value-type="string">
            <text:p text:style-name="P9"/>
          </table:table-cell>
        </table:table-row>
      </table:table>
      <text:p text:style-name="P8"/>
      <text:p text:style-name="P8">Ogni concorrente può scrivere solo la riga a lui dedicata e il sistema del circuito che si occupa di stilare la classifica legge tutte le tuple e presenta la classifica completa. Bisogna fare in modo che quando il circuito legge le varie righe nessuno le stia a modificare (garantendo così la consistenza dei dati rispetto al momento di lettura).</text:p>
      <text:p text:style-name="P8">La classifica viene fatta ordinando prima tramite il numero del giro, poi il numero di tratto e infine il tempo.</text:p>
      <text:p text:style-name="P8">Snapshot – Come avvengono:</text:p>
      <text:p text:style-name="P8">quando un concorrente passa una soglia di tempo <text:s/>avviene l'inizializzazione della tabella (relativa alla soglia di tempo, es 100 unità di tempo). Da quel momento in poi ogni concorrente deve marcare il proprio tempo di arrivo, numero tratto e numero giro in quella tabella. Una volta che ha scritto nella tabella e deve riaggiornare i dati realtivi alla sua percorrenza o scrive sulla tabella della soglia successiva (se esiste) oppure crea la tabella e ci scrive dentro i propri valori. Ogni concorrente non può scrivere in una tabella se non ha completato tutte le tabelle relative alle soglie temporali precedenti.</text:p>
      <text:p text:style-name="P8"/>
      <text:p text:style-name="P8">AGGIORNAMENTO CLASSIFICA (a intervalli temporali)</text:p>
      <text:p text:style-name="P8">Il primo concorrente che si accorge che esiste ancora la tabella relativa all'intervallo temporale che lui deve scrivere (ad esempio la tabella tra 100 e 200 unità di tempo) la crea. Il metodo di creazione deve essere in mutua esclusione. Il primo che vede che manca la tabella chiama un metodo di creazione tabella che avrà molteplicità 1, in modo che nessun altro possa accederci. Ogni concorrente che arriverà dopo vedrà la tabella creata.</text:p>
      <text:p text:style-name="P8">Il metodo di creazione verrà richiamato dall'interno del metodo di aggiornamento della tupla della tabella presente nel circuito.</text:p>
      <text:p text:style-name="P8"/>
      <text:p text:style-name="P8">TABELLA CONCORRENTE</text:p>
      <text:p text:style-name="P8">Ogni concorrente ha una tabella in cui vengono registrate le informazioni da passare ai box (ed eventualmente alle tv collegate).</text:p>
      <text:p text:style-name="P8">La tabella sarà del tipo</text:p>
      <table:table table:name="Tabella2" table:style-name="Tabella2">
        <table:table-column table:style-name="Tabella2.A" table:number-columns-repeated="5"/>
        <table:table-column table:style-name="Tabella2.F"/>
        <text:soft-page-break/>
        <table:table-row>
          <table:table-cell table:style-name="Tabella2.A1" office:value-type="string">
            <text:p text:style-name="P9">Tratto</text:p>
          </table:table-cell>
          <table:table-cell table:style-name="Tabella2.A1" office:value-type="string">
            <text:p text:style-name="P9">Tempo</text:p>
          </table:table-cell>
          <table:table-cell table:style-name="Tabella2.A1" office:value-type="string">
            <text:p text:style-name="P9">Benzina</text:p>
          </table:table-cell>
          <table:table-cell table:style-name="Tabella2.A1" office:value-type="string">
            <text:p text:style-name="P9">Gomme</text:p>
          </table:table-cell>
          <table:table-cell table:style-name="Tabella2.A1" office:value-type="string">
            <text:p text:style-name="P9">Settore</text:p>
          </table:table-cell>
          <table:table-cell table:style-name="Tabella2.F1" office:value-type="string">
            <text:p text:style-name="P9">Giro</text:p>
          </table:table-cell>
        </table:table-row>
        <table:table-row>
          <table:table-cell table:style-name="Tabella2.A2" office:value-type="float" office:value="1">
            <text:p text:style-name="P9">1</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1">
            <text:p text:style-name="P9">1</text:p>
          </table:table-cell>
          <table:table-cell table:style-name="Tabella2.F2" office:value-type="float" office:value="1">
            <text:p text:style-name="P9">1</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1">
            <text:p text:style-name="P9">1</text:p>
          </table:table-cell>
        </table:table-row>
        <table:table-row>
          <table:table-cell table:style-name="Tabella2.A2" office:value-type="float" office:value="1">
            <text:p text:style-name="P9">1</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1">
            <text:p text:style-name="P9">1</text:p>
          </table:table-cell>
          <table:table-cell table:style-name="Tabella2.F2" office:value-type="float" office:value="2">
            <text:p text:style-name="P9">2</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2">
            <text:p text:style-name="P9">2</text:p>
          </table:table-cell>
        </table:table-row>
        <table:table-row>
          <table:table-cell table:style-name="Tabella2.A2" office:value-type="float" office:value="7">
            <text:p text:style-name="P9">7</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2">
            <text:p text:style-name="P9">2</text:p>
          </table:table-cell>
          <table:table-cell table:style-name="Tabella2.F2" office:value-type="float" office:value="2">
            <text:p text:style-name="P9">2</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2">
            <text:p text:style-name="P9">2</text:p>
          </table:table-cell>
        </table:table-row>
      </table:table>
      <text:p text:style-name="P8"/>
      <text:p text:style-name="P8">Il concorrente ad ogni attrtaversamento di tratto aggiorna la tabella presente nel circuito e anche la riga della "propria" tabella (in realtà la tabella appartiene a un entità denominata "Info concorrente") in modo da mantenere tuti i dati storici della propria competizione (ed eventualmente per usarli per produrre statistiche e informazioni).</text:p>
      <text:p text:style-name="P8"/>
      <text:p text:style-name="P8">STRUTTURA DATI TABELLE</text:p>
      <text:p text:style-name="P8">Per quanto riguarda le tabelle presenti nel computer di bordo e nel circuito si possono uniformare in modo da scrivere una sola volta i dati.</text:p>
      <text:p text:style-name="P8">Si crea una tabella "generale" (possibilmente per ogni concorrente) con al suo interno <text:span text:style-name="T2">i</text:span><text:span text:style-name="T3">stante di tempo, numero giro, numero settore, numero tratto </text:span>. Il circuito terrà poi una tabella con ID_CONCORRENTE e un riferimento alla tupla + aggiornata della tabella "generale" relativa all'id_concorrente. Il computer di bordo avrà invece le tuple composte da GOMME, BENZINA e un puntatore alla tupla relativa "allo stesso giro del concorrente a cui si riferisce il computer di bordo".</text:p>
      <text:p text:style-name="P8"/>
      <text:p text:style-name="P8"/>
      <text:p text:style-name="P8">BOX</text:p>
      <text:p text:style-name="P8">La corsia dei box è organizzata come gli altri tratti ma avrà molteplicità (di traiettorie) pari al numero di automobili in corsa. Questo per gestire in maniera migliore eventuali sorpassi in fase di rifornimento (se 2 auto hanno tempi di rifornimento diversi ovviamente può avvenire il sorpasso). </text:p>
      <text:p text:style-name="P8">I box ricevono le classifiche (quando disponibili) dalla competizione. Inoltre il sistema di monitoraggio concorrente invia ad ogni settore le informazioni relative al concorrente. I box elaborano così i dati pervenuti in modo da decidere se richiamare l'auto o no ai box. <text:s/>Questa struttura si presta ad essere distribuita e, sotto precise ipotesi, ha un comportamento predicibile e sempre uguale nel tempo. Quando il sistema di monitoraggio concorrente invia i dati da elaborare i box si impegnano a produrre una risposta entro il tratto precedente all'entrata dei box stessi in modo da richiamare (eventualmente) il concorrente per rifornimenti e quant'altro. Se la risposta non dovesse arrivare entro il timeout della rete allora il concorrente procederà nella sua gara continuando a trasmettere le informazioni. Se la risposta arriva <text:soft-page-break/>entro il timeout della rete ad ogni esecuzione il comportamento sarà sempre lo stesso. In caso di timeout le cose possono ovviamente variare ma il sistema non si presenta come in stallo.</text:p>
      <text:p text:style-name="P8"/>
      <text:p text:style-name="P8">SISTEMA DI COMUNICAZIONE</text:p>
      <text:p text:style-name="P8"/>
      <text:p text:style-name="P8">Ogni concorrente comunica i propri dati al proprio sistema di controllo concorrente. Questo è il luogo dove il sistema di controllo centrale recupera i dati da restituire ai box e alle tv preventivamente registrate (prima dell'avvio della competizione).</text:p>
      <text:p text:style-name="P8">I box quindi utilizzano i dati passati dal sistema di controllo centrale e li elaborano per controllare ed eventualmente modificare la strategia di gara. Per comunicare con i concorrenti utilizzano un'altra interfaccia (ne esisterà una per ogni concorrente) denominata "comunicazione radio". Tramite questa entità si comunica la strategia quando il concorrente chiede informazioni (e si mette in attesa attendendo la comunicazione dei box che hanno elaborato i dati di gara per sapere se deve rientrare o meno per il pitstop).</text:p>
      <text:p text:style-name="P8"/>
      <text:p text:style-name="P8">Questa struttura si presta alla distribuzione (di box e tv) ma funziona in maniera coerente anche se utilizzata in locale.</text:p>
      <text:p text:style-name="P8">La struttura architetturale è quindi più omogenea per quanto riguarda la lettura dei dati. Viene disaccoppiata la lettura dei dati dalla comunicazione concorrente-box.</text:p>
      <text:p text:style-name="P8">La lettura dei dati viene resa uguale per tutti quelli a cui interessano i dati mentre la comunicazione (di strategie) avviene con un canale dedicato dai box direttamente ai concorren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Bitstream Vera Sans" style:font-size-asian="24pt" style:font-weight-asian="bold" style:font-name-complex="Bitstream Ver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Arial" fo:font-size="14pt" style:font-size-asian="14pt" style:font-size-complex="14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ir Nicolaz Nicolaz</meta:initial-creator>
    <meta:creation-date>2008-12-09T15:56:31</meta:creation-date>
    <dc:creator>Famiglia Nesello</dc:creator>
    <dc:date>2009-08-17T23:27:41.76</dc:date>
    <meta:editing-cycles>72</meta:editing-cycles>
    <meta:editing-duration>PT12H15M19S</meta:editing-duration>
    <meta:document-statistic meta:table-count="2" meta:image-count="0" meta:object-count="0" meta:page-count="6" meta:paragraph-count="138" meta:word-count="1665" meta:character-count="10829"/>
    <meta:user-defined meta:name="Info 1"/>
    <meta:user-defined meta:name="Info 2"/>
    <meta:user-defined meta:name="Info 3"/>
    <meta:user-defined meta:name="Info 4"/>
  </office:meta>
</office:document-meta>
</file>